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Contents_20_1">
      <style:paragraph-properties>
        <style:tab-stops>
          <style:tab-stop style:position="6.2992in" style:type="right" style:leader-style="dotted" style:leader-text="."/>
        </style:tab-stops>
      </style:paragraph-properties>
    </style:style>
    <style:style style:name="P3" style:family="paragraph" style:parent-style-name="Contents_20_1">
      <style:paragraph-properties>
        <style:tab-stops>
          <style:tab-stop style:position="6.2992in" style:type="right" style:leader-style="dotted" style:leader-text="."/>
        </style:tab-stops>
      </style:paragraph-properties>
    </style:style>
    <style:style style:name="P4" style:family="paragraph" style:parent-style-name="Conteúdo_20_do_20_quadro">
      <style:paragraph-properties fo:margin-top="0in" fo:margin-bottom="0in" style:contextual-spacing="false" fo:line-height="150%" fo:text-align="center" style:justify-single-word="false"/>
    </style:style>
    <style:style style:name="P5" style:family="paragraph" style:parent-style-name="Footnote">
      <style:paragraph-properties fo:margin-top="0in" fo:margin-bottom="0.139in" style:contextual-spacing="false"/>
    </style:style>
    <style:style style:name="P6" style:family="paragraph" style:parent-style-name="Header">
      <style:paragraph-properties fo:text-align="end" style:justify-single-word="false"/>
    </style:style>
    <style:style style:name="P7" style:family="paragraph" style:parent-style-name="Header">
      <style:paragraph-properties fo:text-align="end" style:justify-single-word="false"/>
    </style:style>
    <style:style style:name="P8" style:family="paragraph" style:parent-style-name="Header">
      <style:paragraph-properties fo:text-align="center" style:justify-single-word="false"/>
    </style:style>
    <style:style style:name="P9" style:family="paragraph" style:parent-style-name="Heading_20_1" style:master-page-name="Converted7">
      <style:paragraph-properties fo:line-height="150%" fo:text-align="justify" style:justify-single-word="false" style:page-number="auto"/>
    </style:style>
    <style:style style:name="P10"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style>
    <style:style style:name="P11" style:family="paragraph" style:parent-style-name="Heading_20_1">
      <style:paragraph-properties fo:margin-top="0in" fo:margin-bottom="0in" style:contextual-spacing="false" fo:line-height="150%" fo:text-align="justify" style:justify-single-word="false" fo:break-before="page"/>
    </style:style>
    <style:style style:name="P12" style:family="paragraph" style:parent-style-name="Heading_20_1">
      <style:paragraph-properties fo:line-height="150%" fo:text-align="justify" style:justify-single-word="false" fo:break-before="page"/>
    </style:style>
    <style:style style:name="P13" style:family="paragraph" style:parent-style-name="Heading_20_1">
      <style:paragraph-properties fo:line-height="150%" fo:text-align="justify" style:justify-single-word="false"/>
      <style:text-properties style:font-name="Times New Roman" fo:font-size="12pt" style:font-name-asian="Times New Roman1" style:font-size-asian="12pt" style:font-size-complex="12pt"/>
    </style:style>
    <style:style style:name="P14" style:family="paragraph" style:parent-style-name="Heading_20_1">
      <style:paragraph-properties fo:line-height="150%" fo:text-align="justify" style:justify-single-word="false"/>
      <style:text-properties style:font-name="Times New Roman" fo:font-size="12pt" style:font-name-asian="Times New Roman1" style:font-size-asian="12pt" style:font-name-complex="Arial1" style:font-size-complex="12pt"/>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fo:break-before="page"/>
    </style:style>
    <style:style style:name="P17"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weight="bold" style:font-weight-asian="bold"/>
    </style:style>
    <style:style style:name="P18"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font-weight="bold" style:font-weight-asian="bold"/>
    </style:style>
    <style:style style:name="P19" style:family="paragraph" style:parent-style-name="Standard" style:master-page-name="Standard">
      <style:paragraph-properties fo:margin-top="0in" fo:margin-bottom="0in" style:contextual-spacing="false" fo:line-height="150%" fo:text-align="center" style:justify-single-word="false" style:page-number="0">
        <style:tab-stops>
          <style:tab-stop style:position="0.2547in"/>
        </style:tab-stops>
      </style:paragraph-properties>
    </style:style>
    <style:style style:name="P20" style:family="paragraph" style:parent-style-name="Standard">
      <style:paragraph-properties fo:margin-top="0in" fo:margin-bottom="0in" style:contextual-spacing="false" fo:line-height="150%" fo:text-align="center" style:justify-single-word="false"/>
    </style:style>
    <style:style style:name="P21" style:family="paragraph" style:parent-style-name="Standard">
      <style:paragraph-properties fo:margin-top="0in" fo:margin-bottom="0in" style:contextual-spacing="false" fo:line-height="150%" fo:text-align="center" style:justify-single-word="false" fo:break-before="page"/>
    </style:style>
    <style:style style:name="P22" style:family="paragraph" style:parent-style-name="Standard" style:master-page-name="Converted3">
      <style:paragraph-properties fo:margin-top="0in" fo:margin-bottom="0in" style:contextual-spacing="false" fo:line-height="150%" fo:text-align="center" style:justify-single-word="false" style:page-number="auto"/>
    </style:style>
    <style:style style:name="P23" style:family="paragraph" style:parent-style-name="Standard" style:master-page-name="Converted4">
      <style:paragraph-properties fo:margin-top="0in" fo:margin-bottom="0in" style:contextual-spacing="false" fo:line-height="150%" fo:text-align="center" style:justify-single-word="false" style:page-number="auto"/>
    </style:style>
    <style:style style:name="P24" style:family="paragraph" style:parent-style-name="Standard">
      <style:paragraph-properties fo:margin-top="0in" fo:margin-bottom="0in" style:contextual-spacing="false" fo:line-height="150%" fo:text-align="center" style:justify-single-word="false" fo:break-before="page">
        <style:tab-stops>
          <style:tab-stop style:position="2.6319in"/>
        </style:tab-stops>
      </style:paragraph-properties>
    </style:style>
    <style:style style:name="P25" style:family="paragraph" style:parent-style-name="Standard">
      <style:paragraph-properties fo:margin-left="0.4917in" fo:margin-right="0in" fo:margin-top="0in" fo:margin-bottom="0in" style:contextual-spacing="false" fo:line-height="150%" fo:text-indent="0.4917in" style:auto-text-indent="false"/>
    </style:style>
    <style:style style:name="P26" style:family="paragraph" style:parent-style-name="Standard">
      <style:paragraph-properties fo:margin-top="0in" fo:margin-bottom="0in" style:contextual-spacing="false" fo:line-height="150%" fo:text-align="end" style:justify-single-word="false"/>
    </style:style>
    <style:style style:name="P27" style:family="paragraph" style:parent-style-name="Standard">
      <style:paragraph-properties fo:margin-top="0in" fo:margin-bottom="0in" style:contextual-spacing="false" fo:line-height="150%" fo:text-align="justify" style:justify-single-word="false"/>
    </style:style>
    <style:style style:name="P28"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style>
    <style:style style:name="P29"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style>
    <style:style style:name="P3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3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4925in"/>
        </style:tab-stops>
      </style:paragraph-properties>
    </style:style>
    <style:style style:name="P32"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style>
    <style:style style:name="P33"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text-properties officeooo:paragraph-rsid="000196dd"/>
    </style:style>
    <style:style style:name="P34" style:family="paragraph" style:parent-style-name="Standard">
      <style:paragraph-properties fo:margin-top="0in" fo:margin-bottom="0in" style:contextual-spacing="false" fo:line-height="150%"/>
    </style:style>
    <style:style style:name="P35" style:family="paragraph" style:parent-style-name="Standard">
      <style:paragraph-properties fo:margin-top="0in" fo:margin-bottom="0in" style:contextual-spacing="false" fo:line-height="150%">
        <style:tab-stops>
          <style:tab-stop style:position="2.3299in"/>
        </style:tab-stops>
      </style:paragraph-properties>
    </style:style>
    <style:style style:name="P36" style:family="paragraph" style:parent-style-name="Standard">
      <style:paragraph-properties fo:margin-top="0in" fo:margin-bottom="0in" style:contextual-spacing="false" fo:line-height="150%" fo:text-align="center" style:justify-single-word="false"/>
      <style:text-properties style:font-name="Times New Roman" fo:font-size="12pt" style:font-size-asian="12pt" style:font-name-complex="Times New Roman1" style:font-size-complex="12pt"/>
    </style:style>
    <style:style style:name="P37" style:family="paragraph" style:parent-style-name="Standard">
      <style:paragraph-properties fo:margin-top="0in" fo:margin-bottom="0in" style:contextual-spacing="false" fo:line-height="150%"/>
      <style:text-properties style:font-name="Times New Roman" fo:font-size="12pt" style:font-size-asian="12pt" style:font-name-complex="Times New Roman1" style:font-size-complex="12pt"/>
    </style:style>
    <style:style style:name="P38" style:family="paragraph" style:parent-style-name="Standard" style:master-page-name="Converted1">
      <style:paragraph-properties fo:margin-top="0in" fo:margin-bottom="0in" style:contextual-spacing="false" fo:line-height="150%" style:page-number="auto"/>
      <style:text-properties style:font-name="Times New Roman" fo:font-size="12pt" style:font-size-asian="12pt" style:font-name-complex="Times New Roman1" style:font-size-complex="12pt"/>
    </style:style>
    <style:style style:name="P39"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 fo:font-size="12pt" style:font-size-asian="12pt" style:font-name-complex="Times New Roman1" style:font-size-complex="12pt"/>
    </style:style>
    <style:style style:name="P40"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2pt" style:font-size-asian="12pt" style:font-name-complex="Times New Roman1" style:font-size-complex="12pt"/>
    </style:style>
    <style:style style:name="P41"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1" style:font-size-complex="12pt"/>
    </style:style>
    <style:style style:name="P42" style:family="paragraph" style:parent-style-name="Standard">
      <style:paragraph-properties fo:margin-top="0in" fo:margin-bottom="0in" style:contextual-spacing="fals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43" style:family="paragraph" style:parent-style-name="Standard" style:master-page-name="Converted2">
      <style:paragraph-properties fo:margin-top="0in" fo:margin-bottom="0in" style:contextual-spacing="false"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44" style:family="paragraph" style:parent-style-name="Standard">
      <style:paragraph-properties fo:margin-top="0in" fo:margin-bottom="0in" style:contextual-spacing="false" fo:line-height="150%" fo:text-align="center" style:justify-single-word="false">
        <style:tab-stops>
          <style:tab-stop style:position="2.6319in"/>
        </style:tab-stops>
      </style:paragraph-properties>
      <style:text-properties style:font-name="Times New Roman" fo:font-size="12pt" fo:font-weight="bold" style:font-size-asian="12pt" style:font-weight-asian="bold" style:font-name-complex="Times New Roman1" style:font-size-complex="12pt"/>
    </style:style>
    <style:style style:name="P45" style:family="paragraph" style:parent-style-name="Standard">
      <style:paragraph-properties fo:margin-top="0in" fo:margin-bottom="0in" style:contextual-spacing="false" fo:line-height="150%" fo:text-align="end" style:justify-single-word="false"/>
      <style:text-properties style:font-name="Times New Roman" fo:font-size="12pt" fo:font-weight="bold" style:font-size-asian="12pt" style:font-weight-asian="bold" style:font-name-complex="Times New Roman1" style:font-size-complex="12pt"/>
    </style:style>
    <style:style style:name="P46" style:family="paragraph" style:parent-style-name="Standard">
      <style:paragraph-properties fo:margin-top="0in" fo:margin-bottom="0in" style:contextual-spacing="false" fo:line-height="150%"/>
      <style:text-properties style:font-name="Times New Roman" fo:font-size="12pt" fo:font-weight="bold" style:font-size-asian="12pt" style:font-weight-asian="bold" style:font-name-complex="Times New Roman1" style:font-size-complex="12pt"/>
    </style:style>
    <style:style style:name="P4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48"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4925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50" style:family="paragraph" style:parent-style-name="Standard">
      <style:paragraph-properties fo:margin-top="0in" fo:margin-bottom="0in" style:contextual-spacing="false" fo:line-height="150%" fo:text-align="end" style:justify-single-word="false"/>
      <style:text-properties style:font-name="Times New Roman" fo:font-size="12pt" fo:font-style="italic" style:font-size-asian="12pt" style:font-style-asian="italic" style:font-name-complex="Times New Roman1" style:font-size-complex="12pt"/>
    </style:style>
    <style:style style:name="P5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size="12pt" style:font-name-asian="Times New Roman1" style:font-size-asian="12pt" style:font-name-complex="Times New Roman1" style:font-size-complex="12pt"/>
    </style:style>
    <style:style style:name="P5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top="0in" fo:margin-bottom="0in" style:contextual-spacing="false" fo:line-height="150%" fo:text-align="justify" style:justify-single-word="false">
        <style:tab-stops>
          <style:tab-stop style:position="1.4154in"/>
        </style:tab-stops>
      </style:paragraph-properties>
      <style:text-properties style:font-name="Times New Roman" fo:font-size="12pt" style:font-name-asian="Times New Roman1" style:font-size-asian="12pt" style:font-name-complex="Arial1" style:font-size-complex="12pt"/>
    </style:style>
    <style:style style:name="P56" style:family="paragraph" style:parent-style-name="Standard">
      <style:paragraph-properties fo:margin-top="0in" fo:margin-bottom="0in" style:contextual-spacing="false" fo:line-height="150%" fo:text-align="justify" style:justify-single-word="false"/>
      <style:text-properties style:font-name="Times New Roman" fo:font-size="12pt" style:font-name-asian="Times New Roman1" style:font-size-asian="12pt" style:font-name-complex="Arial1" style:font-size-complex="12pt"/>
    </style:style>
    <style:style style:name="P57" style:family="paragraph" style:parent-style-name="Standard">
      <style:paragraph-properties fo:line-height="150%" fo:text-align="justify" style:justify-single-word="false"/>
      <style:text-properties style:font-name="Times New Roman" fo:font-size="12pt" style:font-name-asian="Times New Roman1" style:font-size-asian="12pt" style:font-size-complex="12pt"/>
    </style:style>
    <style:style style:name="P58"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language-asian="pt" style:country-asian="BR" style:font-name-complex="Times New Roman1" style:font-size-complex="12pt"/>
    </style:style>
    <style:style style:name="P59" style:family="paragraph" style:parent-style-name="Standard">
      <style:paragraph-properties fo:margin-top="0in" fo:margin-bottom="0in" style:contextual-spacing="false" fo:line-height="100%"/>
      <style:text-properties style:font-name="Times New Roman" fo:font-size="12pt" fo:font-weight="normal" style:font-size-asian="12pt" style:font-weight-asian="normal" style:font-name-complex="Times New Roman1" style:font-size-complex="12pt" style:font-weight-complex="normal"/>
    </style:style>
    <style:style style:name="P60"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 style:font-name-complex="Times New Roman1"/>
    </style:style>
    <style:style style:name="P61" style:family="paragraph" style:parent-style-name="Standard">
      <style:paragraph-properties fo:margin-top="0in" fo:margin-bottom="0in" style:contextual-spacing="false" fo:line-height="150%" fo:text-align="center" style:justify-single-word="false"/>
      <style:text-properties fo:color="#ff0000" loext:opacity="100%" style:font-name="Times New Roman" fo:font-size="12pt" fo:font-weight="bold" style:font-size-asian="12pt" style:font-weight-asian="bold" style:font-name-complex="Times New Roman1" style:font-size-complex="12pt"/>
    </style:style>
    <style:style style:name="P62" style:family="paragraph" style:parent-style-name="Standard">
      <style:paragraph-properties fo:margin-left="3.15in" fo:margin-right="0in" fo:margin-top="0in" fo:margin-bottom="0in" style:contextual-spacing="false" fo:line-height="100%" fo:text-align="justify" style:justify-single-word="false" fo:text-indent="0in" style:auto-text-indent="false"/>
    </style:style>
    <style:style style:name="P63"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style>
    <style:style style:name="P64" style:family="paragraph" style:parent-style-name="Standard">
      <style:paragraph-properties fo:margin-left="0in" fo:margin-right="0in" fo:margin-top="0in" fo:margin-bottom="0in" style:contextual-spacing="false" fo:line-height="100%" fo:text-align="justify" style:justify-single-word="false" fo:text-indent="0.7874in" style:auto-text-indent="false"/>
    </style:style>
    <style:style style:name="P65" style:family="paragraph" style:parent-style-name="Standard">
      <style:paragraph-properties fo:margin-top="0in" fo:margin-bottom="0in" style:contextual-spacing="false" fo:line-height="100%" fo:text-align="justify" style:justify-single-word="false"/>
    </style:style>
    <style:style style:name="P66" style:family="paragraph" style:parent-style-name="Standard">
      <style:paragraph-properties fo:margin-top="0in" fo:margin-bottom="0in" style:contextual-spacing="false" fo:line-height="100%" fo:text-align="center" style:justify-single-word="false"/>
    </style:style>
    <style:style style:name="P67" style:family="paragraph" style:parent-style-name="Standard">
      <style:paragraph-properties fo:margin-left="0.5909in" fo:margin-right="0.5909in" fo:margin-top="0in" fo:margin-bottom="0in" style:contextual-spacing="false" fo:line-height="100%" fo:text-align="center" style:justify-single-word="false" fo:text-indent="0in" style:auto-text-indent="false"/>
    </style:style>
    <style:style style:name="P68" style:family="paragraph" style:parent-style-name="Standard">
      <style:paragraph-properties fo:margin-top="0in" fo:margin-bottom="0in" style:contextual-spacing="false" fo:line-height="100%"/>
    </style:style>
    <style:style style:name="P69"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0" style:family="paragraph" style:parent-style-name="Standard">
      <style:paragraph-properties>
        <style:tab-stops>
          <style:tab-stop style:position="0.9244in"/>
        </style:tab-stops>
      </style:paragraph-properties>
    </style:style>
    <style:style style:name="P71" style:family="paragraph" style:parent-style-name="Standard">
      <style:paragraph-properties fo:text-align="center" style:justify-single-word="false"/>
      <style:text-properties fo:text-transform="uppercase" style:font-name="Times New Roman" fo:font-size="12pt" fo:font-weight="bold" style:font-name-asian="F" style:font-size-asian="12pt" style:font-weight-asian="bold" style:font-name-complex="F" style:font-size-complex="12pt" style:font-weight-complex="bold"/>
    </style:style>
    <style:style style:name="P72" style:family="paragraph" style:parent-style-name="Text_20_body">
      <style:paragraph-properties fo:margin-top="0in" fo:margin-bottom="0in" style:contextual-spacing="false" fo:line-height="120%" fo:text-align="center" style:justify-single-word="false" style:writing-mode="lr-tb"/>
    </style:style>
    <style:style style:name="P73" style:family="paragraph">
      <loext:graphic-properties draw:fill="none"/>
      <style:paragraph-properties fo:text-align="start"/>
      <style:text-properties fo:color="#000000" loext:opacity="100%" fo:font-size="18pt"/>
    </style:style>
    <style:style style:name="P74" style:family="paragraph">
      <loext:graphic-properties draw:fill="solid" draw:fill-color="#ffffff"/>
      <style:paragraph-properties fo:text-align="start"/>
      <style:text-properties fo:font-size="18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style="italic" style:font-size-asian="12pt" style:font-style-asian="italic"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Arial1" style:font-size-complex="12pt" style:font-style-complex="italic"/>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7" style:family="text">
      <style:text-properties style:font-name="Times New Roman" fo:font-size="12pt" style:font-name-asian="Times New Roman1" style:font-size-asian="12pt" style:font-name-complex="Arial1" style:font-size-complex="12pt"/>
    </style:style>
    <style:style style:name="T8" style:family="text">
      <style:text-properties style:font-name="Times New Roman" fo:font-size="12pt" style:font-name-asian="Times New Roman1" style:font-size-asian="12pt"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fo:language="en" fo:country="US" fo:font-style="italic" style:font-name-asian="Times New Roman1" style:font-size-asian="12pt" style:language-asian="en" style:country-asian="US" style:font-style-asian="italic" style:font-name-complex="Arial1" style:font-size-complex="12pt" style:language-complex="ar" style:country-complex="SA" style:font-style-complex="italic"/>
    </style:style>
    <style:style style:name="T11" style:family="text">
      <style:text-properties style:font-name="Times New Roman" fo:font-size="12pt" fo:language="en" fo:country="US" style:font-name-asian="Times New Roman1" style:font-size-asian="12pt" style:font-name-complex="Times New Roman1" style:font-size-complex="12pt"/>
    </style:style>
    <style:style style:name="T12" style:family="text">
      <style:text-properties style:font-name="Times New Roman" fo:font-size="12pt" fo:font-weight="normal" style:font-size-asian="12pt" style:font-weight-asian="normal" style:font-name-complex="Times New Roman1" style:font-size-complex="12pt" style:font-weight-complex="normal"/>
    </style:style>
    <style:style style:name="T13" style:family="text">
      <style:text-properties style:font-name="Times New Roman" style:font-name-complex="Times New Roman1"/>
    </style:style>
    <style:style style:name="T14" style:family="text">
      <style:text-properties style:font-name="Times New Roman" fo:font-size="10pt" style:font-size-asian="10pt" style:font-size-complex="10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style:font-size-asian="12pt" style:font-style-asian="normal" style:font-weight-asian="bold" style:font-name-complex="Times New Roman1" style:font-size-complex="12pt" style:font-weight-complex="bold"/>
    </style:style>
    <style:style style:name="T16" style:family="text">
      <style:text-properties fo:font-variant="normal" fo:text-transform="none" fo:font-weight="bold" style:font-weight-asian="bold"/>
    </style:style>
    <style:style style:name="T17" style:family="text">
      <style:text-properties fo:color="#000000" loext:opacity="100%" style:font-name="Times New Roman" fo:font-size="12pt" style:font-size-asian="12pt" style:font-name-complex="Times New Roman1" style:font-size-complex="12pt"/>
    </style:style>
    <style:style style:name="T18" style:family="text">
      <style:text-properties style:text-position="super 58%" style:font-name="Times New Roman" fo:font-size="12pt" style:font-size-asian="12pt" style:font-name-complex="Times New Roman1" style:font-size-complex="12pt"/>
    </style:style>
    <style:style style:name="T19" style:family="text">
      <style:text-properties style:use-window-font-color="true" loext:opacity="0%" style:font-name="Times New Roman" fo:font-size="12pt" fo:language="pt" fo:country="BR" style:letter-kerning="false" style:font-name-asian="Calibri1" style:font-size-asian="12pt" style:language-asian="en" style:country-asian="US" style:font-name-complex="Times New Roman1" style:font-size-complex="12pt" style:language-complex="ar" style:country-complex="SA"/>
    </style:style>
    <style:style style:name="T20" style:family="text">
      <style:text-properties style:use-window-font-color="true" loext:opacity="0%" style:font-name="Times New Roman" fo:font-size="12pt" fo:language="pt" fo:country="BR" fo:font-style="italic"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1" style:family="text">
      <style:text-properties style:use-window-font-color="true" loext:opacity="0%" style:font-name="Times New Roman" fo:font-size="12pt" fo:language="en" fo:country="US" fo:font-style="italic"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2" style:family="text">
      <style:text-properties fo:font-size="12pt" style:font-name-asian="Times New Roman1" style:font-size-asian="12pt" style:font-size-complex="12pt"/>
    </style:style>
    <style:style style:name="T23" style:family="text">
      <style:text-properties fo:font-size="12pt" style:font-name-asian="Times New Roman1" style:font-size-asian="12pt" style:font-name-complex="Arial1" style:font-size-complex="12pt"/>
    </style:style>
    <style:style style:name="T24" style:family="text">
      <style:text-properties fo:font-weight="bold" style:font-weight-asian="bold"/>
    </style:style>
    <style:style style:name="T25" style:family="text">
      <style:text-properties style:font-name="Arial" fo:font-size="12pt" style:font-size-asian="12pt" style:font-name-complex="Arial1" style:font-size-complex="12pt"/>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fill="none" draw:textarea-vertical-align="top" draw:auto-grow-height="false" fo:min-height="1.6236in" fo:min-width="5.138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35in" svg:stroke-color="#000000" draw:stroke-linejoin="round" svg:stroke-linecap="butt" draw:fill="solid" draw:fill-color="#ffffff" draw:textarea-vertical-align="top" draw:auto-grow-height="false" fo:min-height="2.8646in" fo:min-width="5.9429in" fo:padding-top="0.0492in" fo:padding-bottom="0.0492in" fo:padding-left="0.0984in" fo:padding-right="0.0984in" fo:wrap-option="wrap" fo:margin-left="0in" fo:margin-right="0.0299in" fo:margin-top="0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INSTITUTO FEDERAL DE EDUCAÇÃO, CIÊNCIA E TECNOLOGIA DE SÃO PAULO CÂMPUS CAMPINAS</text:span></text:p>
      <text:p text:style-name="P36"/>
      <text:p text:style-name="P36"/>
      <text:p text:style-name="P36"/>
      <text:p text:style-name="P36"/>
      <text:p text:style-name="P36"/>
      <text:p text:style-name="P36"/>
      <text:p text:style-name="P20"><text:span text:style-name="T1">DEIVE AUDIERES LEAL</text:span></text:p>
      <text:p text:style-name="P36"/>
      <text:p text:style-name="P36"/>
      <text:p text:style-name="P36"/>
      <text:p text:style-name="P61"/>
      <text:p text:style-name="P36"/>
      <text:p text:style-name="P72"><text:span text:style-name="T15">AVALIAÇÃO DE ESTRATÉGIAS PARA A CRIAÇÃO DE PIPELINE DE DADOS VOLTADO PARA CIÊNCIAS HUMANAS</text:span></text:p>
      <text:p text:style-name="P36"/>
      <text:p text:style-name="P36"/>
      <text:p text:style-name="P36"/>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20"><text:span text:style-name="T1">CAMPINAS</text:span></text:p>
      <text:p text:style-name="P20"><text:span text:style-name="T1">2021</text:span></text:p>
      <text:p text:style-name="P20"><text:soft-page-break/><text:span text:style-name="T1">DEIVE AUDIERES LEAL</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2"><text:span text:style-name="T15">AVALIAÇÃO DE ESTRATÉGIAS PARA A CRIAÇÃO DE PIPELINE DE DADOS VOLTADO PARA CIÊNCIAS HUMANAS</text:span></text:p>
      <text:p text:style-name="P36"/>
      <text:p text:style-name="P36"/>
      <text:p text:style-name="P36"/>
      <text:p text:style-name="P36"/>
      <text:p text:style-name="P62"><text:span text:style-name="T13">Trabalho de Conclusão de Curso apresentado como exigência parcial para obtenção do diploma do Curso de Tecnologia em Análise e Desenvolvimento de Sistemas do Instituto Federal de Educação, Ciência e Tecnologia Câmpus Campinas.</text:span></text:p>
      <text:p text:style-name="P60"/>
      <text:p text:style-name="P62"><text:span text:style-name="T13">Orientador: Prof. Dr. Samuel Botter Martins.</text:span></text:p>
      <text:p text:style-name="P36"/>
      <text:p text:style-name="P36"/>
      <text:p text:style-name="P36"/>
      <text:p text:style-name="P36"/>
      <text:p text:style-name="P36"/>
      <text:p text:style-name="P36"/>
      <text:p text:style-name="P36"/>
      <text:p text:style-name="P20"><text:span text:style-name="T1">CAMPINAS</text:span></text:p>
      <text:p text:style-name="P20"><text:span text:style-name="T1">2021</text:span></text:p>
      <text:p text:style-name="P38"/>
      <text:p text:style-name="P36"/>
      <text:p text:style-name="P3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text:span text:style-name="T2">Dados Internacionais de Catalogação na Publicação</text:span></text:p>
      <text:p text:style-name="P36"><draw:custom-shape text:anchor-type="paragraph" draw:z-index="0" draw:name="Retângulo 16" draw:style-name="gr2" draw:text-style-name="P74" svg:width="6.1398in" svg:height="2.963in" svg:x="-0.0563in" svg:y="0.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draw:custom-shape text:anchor-type="paragraph" draw:z-index="1" draw:name="Caixa de Texto 2" draw:style-name="gr1" draw:text-style-name="P73" svg:width="5.3378in" svg:height="1.7232in" svg:x="0.3398in" svg:y="0.078in"><text:p text:style-name="P4"><text:span text:style-name="T17">Solicitar a ficha catalográfica pelo sistema Pergamum, (Meu Pergamum, solicitações, ficha catalográfica) após as correções sugeridas pela banca. Apresenta-se no verso da página de ros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6"/>
      <text:p text:style-name="P36"/>
      <text:p text:style-name="P36"/>
      <text:p text:style-name="P36"/>
      <text:p text:style-name="P36"/>
      <text:p text:style-name="P36"/>
      <text:p text:style-name="P20"><text:soft-page-break/><text:span text:style-name="T1">Deive Audieres Leal</text:span></text:p>
      <text:p text:style-name="P36"/>
      <text:p text:style-name="P36"/>
      <text:p text:style-name="P36"/>
      <text:p text:style-name="P72"><text:span text:style-name="T15">Avaliação de estratégias para a criação de pipeline de dados voltado para ciências humanas</text:span></text:p>
      <text:p text:style-name="P36"/>
      <text:p text:style-name="P36"/>
      <text:p text:style-name="P36"/>
      <text:p text:style-name="P63"><text:span text:style-name="T1">Trabalho de Conclusão de Curso apresentado como exigência parcial para obtenção do diploma do Curso de Tecnologia em Análise e Desenvolvimento de Sistemas do Instituto Federal de Educação, Ciência e Tecnologia de São Paulo Câmpus Campinas.</text:span></text:p>
      <text:p text:style-name="P36"/>
      <text:p text:style-name="P36"/>
      <text:p text:style-name="P66"><text:span text:style-name="T1">Aprovado pela banca examinadora em: _____ de __________________ de _____.</text:span></text:p>
      <text:p text:style-name="P36"/>
      <text:p text:style-name="P36"/>
      <text:p text:style-name="P67"><text:span text:style-name="T1">BANCA EXAMINADORA</text:span></text:p>
      <text:p text:style-name="P36"/>
      <text:p text:style-name="P36"/>
      <text:p text:style-name="P20"><text:span text:style-name="T1">__________________________________________</text:span></text:p>
      <text:p text:style-name="P20"><text:span text:style-name="T1">Prof. Dr. Samuel Botter Martins (orientador)</text:span></text:p>
      <text:p text:style-name="P20"><text:span text:style-name="T1">IFSP Câmpus Campinas</text:span></text:p>
      <text:p text:style-name="P36"/>
      <text:p text:style-name="P36"/>
      <text:p text:style-name="P20"><text:span text:style-name="T1">__________________________________________</text:span></text:p>
      <text:p text:style-name="P20"><text:span text:style-name="T1">Prof.</text:span><text:span text:style-name="T18">a</text:span><text:span text:style-name="T1"> Me xxxxxxxxxxxxxxxx</text:span></text:p>
      <text:p text:style-name="P20"><text:span text:style-name="T1">Universidade Estadual de Campinas</text:span></text:p>
      <text:p text:style-name="P36"/>
      <text:p text:style-name="P36"/>
      <text:p text:style-name="P20"><text:span text:style-name="T1">__________________________________________</text:span></text:p>
      <text:p text:style-name="P20"><text:span text:style-name="T1">Prof. Me xxxxxxxxxxxxxxxx</text:span></text:p>
      <text:p text:style-name="P20"><text:span text:style-name="T1">IFSP Câmpus XXXX</text:span></text:p>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6"><text:span text:style-name="T4">Dedico este trabalho aos meus familiares,</text:span></text:p>
      <text:p text:style-name="P26"><text:span text:style-name="T4">colegas de classe, professores e servidores do Instituto</text:span></text:p>
      <text:p text:style-name="P26"><text:span text:style-name="T4">que colaboraram em minha jornada formativa.</text:span></text:p>
      <text:p text:style-name="P45"/>
      <text:p text:style-name="P21"><text:span text:style-name="T2">AGRADECIMENTOS</text:span></text:p>
      <text:p text:style-name="P42"/>
      <text:p text:style-name="P27"><text:span text:style-name="T1">Agradeço primeiramente a Deus, pelo dom da vida e pela oportunidade de concluir mais uma etapa de minha experiência acadêmica. Agradeço a todos os professores e servidores do IFSP Campus Campinas, que contribuíram direta e indiretamente para a conclusão desse trabalho. Agradeço também à minha família, que deu todo o apoio necessário para que eu chegasse até aqui. Agradeço ao meu orientador que me auxiliou a solucionar as dificuldades encontradas no caminho.</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
      <text:p text:style-name="P50"/>
      <text:p text:style-name="P50"/>
      <text:p text:style-name="P50"/>
      <text:p text:style-name="P50"/>
      <text:p text:style-name="P26"><text:span text:style-name="T4">"O que prevemos raramente ocorre; </text:span></text:p>
      <text:p text:style-name="P26"><text:span text:style-name="T4">o que menos esperamos </text:span></text:p>
      <text:p text:style-name="P26"><text:span text:style-name="T4">geralmente acontece".</text:span></text:p>
      <text:p text:style-name="P26"><text:span text:style-name="T4">Benjamin Disraeli</text:span></text:p>
      <text:p text:style-name="P42"/>
      <text:p text:style-name="P21"><text:span text:style-name="T2">RESUMO</text:span></text:p>
      <text:p text:style-name="P42"/>
      <text:p text:style-name="P33"><text:span text:style-name="T1">O resumo é a apresentação concisa dos pontos relevantes de um documento. <text:s/>O resumo de um trabalho acadêmico deve ser <text:s/>do <text:s/>tipo <text:s/>informativo, <text:s/>para <text:s/>que o <text:s/>leitor <text:s/>conheça <text:s/>a finalidade, <text:s/>metodologia, <text:s/>resultados <text:s/>e <text:s/>conclusões <text:s/>do documento, <text:s/>de <text:s/>tal <text:s/>forma <text:s/>que <text:s/>este <text:s/>possa <text:s/>dispensar <text:s/>a consulta ao original. <text:s/>O resumo deve ressaltar o objetivo, o método, os <text:s/>resultados <text:s/>e <text:s/>as <text:s/>conclusões. <text:s/>É composto <text:s/>por uma sequência de frases concisas, afirmativas e não pode ter <text:s/>enumeração <text:s/>de <text:s/>tópicos, <text:s/>recomendando-se <text:s/>parágrafo único. A primeira frase <text:s/>deve <text:s/>ser significativa, <text:s/>explicando <text:s/>o tema <text:s/>principal <text:s/>do <text:s/>documento. <text:s/>Segue-se indicando a categoria <text:s/>do <text:s/>trabalho, <text:s/>como <text:s/>memória, <text:s/>estudo <text:s/>de <text:s/>caso, análise de situação dentre outros. Deve-se usar o verbo na voz ativa e na terceira pessoa do singular e evitar o uso de símbolos e <text:s/>contrações; <text:s/>fórmulas, <text:s/>equações <text:s/>e <text:s/>diagramas apenas quando absolutamente necessário, seguidos de sua definição na primeira vez em que é <text:s/>mencionado. <text:s/>Quando o resumo não é <text:s/>inserido <text:s/>no <text:s/>próprio <text:s/>documento, <text:s/>deve <text:s/>ser precedido de sua <text:s/>referência. Sua extensão é de 150 a 500 palavras. <text:s/>As palavras-chave devem <text:s/>figurar <text:s/>logo <text:s/>abaixo <text:s/>do resumo, <text:s/>antecedidas <text:s/>da <text:s/>expressão <text:s/>Palavras-chave: <text:s/>e separadas entre si por ponto e finalizada por ponto.</text:span></text:p>
      <text:p text:style-name="P42"/>
      <text:p text:style-name="P42"/>
      <text:p text:style-name="P34"><text:span text:style-name="T2">Palavras-chave</text:span><text:span text:style-name="T1">: Xxxxxxx. Xxxxxxx. Xxxxxxx. Xxxxxxx. Xxxxxxx</text:span></text:p>
      <text:p text:style-name="P42"/>
      <text:p text:style-name="P42"/>
      <text:p text:style-name="P22"><text:span text:style-name="T2">ABSTRACT</text:span></text:p>
      <text:p text:style-name="P42"/>
      <text:p text:style-name="P64"><text:span text:style-name="T1">Versão do resumo em língua inglesa. </text:span></text:p>
      <text:p text:style-name="P40"/>
      <text:p text:style-name="P65"><text:span text:style-name="T2">Keywords</text:span><text:span text:style-name="T1">: Xxxxxxx. Xxxxxxx. Xxxxxxx. Xxxxxxx. Xxxxxxx.</text:span></text:p>
      <text:p text:style-name="P41"/>
      <text:p text:style-name="P21"><text:span text:style-name="T2">LISTA DE FIGURAS</text:span></text:p>
      <text:p text:style-name="P36"/>
      <text:p text:style-name="P34"><text:span text:style-name="T1">Figura 1 – Título............................................................................................................... 15</text:span></text:p>
      <text:p text:style-name="P34"><text:span text:style-name="T1">Figura 2 – Título............................................................................................................... 26</text:span></text:p>
      <text:p text:style-name="P34"><text:span text:style-name="T1">Figura 3 – Título............................................................................................................... 33</text:span></text:p>
      <text:p text:style-name="P3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text:span text:style-name="T2">LISTA DE TABELAS</text:span></text:p>
      <text:p text:style-name="P42"/>
      <text:p text:style-name="P34"><text:span text:style-name="T1">Tabela 1 – Título............................................................................................................... 15</text:span></text:p>
      <text:p text:style-name="P34"><text:span text:style-name="T1">Tabela 2 – Título............................................................................................................... 26</text:span></text:p>
      <text:p text:style-name="P34"><text:span text:style-name="T1">Tabela 3 – Título............................................................................................................... 30</text:span></text:p>
      <text:p text:style-name="P34"><text:span text:style-name="T1">Tabela 4 – Título............................................................................................................... 32</text:span></text:p>
      <text:p text:style-name="P46"/>
      <text:p text:style-name="P70"><text:span text:style-name="T1"><text:tab/></text:span></text:p>
      <text:p text:style-name="P23"><text:span text:style-name="T2">LISTA DE ABREVIATURAS</text:span></text:p>
      <text:p text:style-name="P36"/>
      <text:p text:style-name="P34"><text:span text:style-name="T1">abr.<text:tab/>abril</text:span></text:p>
      <text:p text:style-name="P34"><text:span text:style-name="T1">adapt.<text:tab/>adaptação</text:span></text:p>
      <text:p text:style-name="P34"><text:span text:style-name="T1">bibl.<text:tab/>biblioteca</text:span></text:p>
      <text:p text:style-name="P34"><text:span text:style-name="T1">cap.<text:tab/>capítulo</text:span></text:p>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5"><text:span text:style-name="T2"><text:tab/></text:span></text:p>
      <text:p text:style-name="P42"/>
      <text:p text:style-name="P21"><text:span text:style-name="T2">LISTA DE SIGLAS</text:span></text:p>
      <text:p text:style-name="P42"/>
      <text:p text:style-name="P34"><text:span text:style-name="T19">ELT<text:tab/><text:tab/><text:tab/><text:tab/></text:span><text:span text:style-name="T20">Extract, </text:span><text:span text:style-name="T21">Load</text:span><text:span text:style-name="T20">, </text:span><text:span text:style-name="T21">Transform</text:span></text:p>
      <text:p text:style-name="P29"><text:span text:style-name="T7">ETL<text:tab/></text:span><text:span text:style-name="T5">Extract, </text:span><text:span text:style-name="T10">Transform</text:span><text:span text:style-name="T5">, Load</text:span></text:p>
      <text:p text:style-name="P29"><text:span text:style-name="T7">OLAP<text:tab/></text:span><text:span text:style-name="T5">Online Analytical Processing</text:span></text:p>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24"><text:span text:style-name="T2">LISTA DE SÍMBOLOS</text:span></text:p>
      <text:p text:style-name="P42"/>
      <text:p text:style-name="P34"><text:span text:style-name="T1">cm <text:s text:c="28"/>centímetro</text:span></text:p>
      <text:p text:style-name="P34"><text:span text:style-name="T1">km<text:tab/><text:tab/> <text:s text:c="9"/>quilômetros</text:span></text:p>
      <text:p text:style-name="P34"><text:span text:style-name="T1">m</text:span><text:span text:style-name="T18">2</text:span><text:span text:style-name="T1"><text:tab/><text:tab/> <text:s text:c="9"/>metro quadrado</text:span></text:p>
      <text:p text:style-name="P46"/>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1"><text:span text:style-name="T2">SUMÁRIO</text:span></text:p>
      <text:p text:style-name="P37"/>
      <text:p text:style-name="P37"/>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3718_1625992954" text:style-name="Index_20_Link" text:visited-style-name="Index_20_Link">1 INTRODUÇÃO<text:tab/>15</text:a></text:p>
          <text:p text:style-name="P2"><text:a xlink:type="simple" xlink:href="#__RefHeading___Toc3720_1625992954" text:style-name="Index_20_Link" text:visited-style-name="Index_20_Link">2 OBJETIVOS<text:tab/>16</text:a></text:p>
          <text:p text:style-name="P1"><text:a xlink:type="simple" xlink:href="#__RefHeading___Toc3722_1625992954" text:style-name="Index_20_Link" text:visited-style-name="Index_20_Link">2.1 Objetivo Geral<text:tab/>16</text:a></text:p>
          <text:p text:style-name="P1"><text:a xlink:type="simple" xlink:href="#__RefHeading___Toc3724_1625992954" text:style-name="Index_20_Link" text:visited-style-name="Index_20_Link">2.2 Objetivos Específicos<text:tab/>16</text:a></text:p>
          <text:p text:style-name="P2"><text:a xlink:type="simple" xlink:href="#__RefHeading___Toc3726_1625992954" text:style-name="Index_20_Link" text:visited-style-name="Index_20_Link">3 FUNDAMENTAÇÃO TEÓRICA<text:tab/>17</text:a></text:p>
          <text:p text:style-name="P1"><text:a xlink:type="simple" xlink:href="#__RefHeading___Toc4329_1625992954" text:style-name="Index_20_Link" text:visited-style-name="Index_20_Link">3.1 Engenharia de Dados<text:tab/>17</text:a></text:p>
          <text:p text:style-name="P1"><text:a xlink:type="simple" xlink:href="#__RefHeading___Toc4331_1625992954" text:style-name="Index_20_Link" text:visited-style-name="Index_20_Link">3.2. ETL e ELT<text:tab/>17</text:a></text:p>
          <text:p text:style-name="P1"><text:a xlink:type="simple" xlink:href="#__RefHeading___Toc4338_1625992954" text:style-name="Index_20_Link" text:visited-style-name="Index_20_Link">3.3. Data Warehouse<text:tab/>19</text:a></text:p>
          <text:p text:style-name="P2"><text:a xlink:type="simple" xlink:href="#__RefHeading___Toc3730_1625992954" text:style-name="Index_20_Link" text:visited-style-name="Index_20_Link">4 METODOLOGIA<text:tab/>21</text:a></text:p>
          <text:p text:style-name="P2"><text:a xlink:type="simple" xlink:href="#__RefHeading___Toc3732_1625992954" text:style-name="Index_20_Link" text:visited-style-name="Index_20_Link">5 DESENVOLVIMENTO<text:tab/>22</text:a></text:p>
          <text:p text:style-name="P2"><text:a xlink:type="simple" xlink:href="#__RefHeading___Toc3734_1625992954" text:style-name="Index_20_Link" text:visited-style-name="Index_20_Link">6 CONSIDERAÇÕES FINAIS<text:tab/>23</text:a></text:p>
          <text:p text:style-name="P2"><text:a xlink:type="simple" xlink:href="#__RefHeading___Toc3736_1625992954" text:style-name="Index_20_Link" text:visited-style-name="Index_20_Link">REFERÊNCIAS<text:tab/>24</text:a></text:p>
        </text:index-body>
      </text:table-of-content>
      <text:h text:style-name="P9" text:outline-level="1"><text:bookmark-start text:name="__RefHeading___Toc3718_1625992954"/><text:bookmark-start text:name="_Toc492048813"/><text:span text:style-name="T22">1 INTRODUÇÃ</text:span><text:bookmark-end text:name="_Toc492048813"/><text:span text:style-name="T22">O</text:span><text:bookmark-end text:name="__RefHeading___Toc3718_1625992954"/></text:h>
      <text:p text:style-name="P51"/>
      <text:p text:style-name="P30"><text:span text:style-name="T9"><text:tab/>Com o aumento acelerado de produção de dados e o amplo uso dentro dos mais diversificados cenários e objetivos, a engenharia de dados se destaca no sentido de manter e criar uma base sólida de dados, que então poderão ser consumidos, seja por cientistas de dados ou engenheiros de aprendizado de máquina ou analistas de dados. O engenheiro de dados tem entre suas atribuições a construção e manutenção de arquiteturas direcionadas a dados, tais como banco de dados e sistemas de processamento em grande escala. Dentro da gama de possibilidades, a ETL 一 do inglês, Extract, Transform, Load 一 ou extração, transformação e carregamento é uma das etapas que merece destaque. </text:span></text:p>
      <text:p text:style-name="P30"><text:span text:style-name="T9"><text:tab/>Nessa etapa, a extração corresponde ao agrupamento das mais diversas fontes de dados. Nela os dados são recuperados em sua forma crua, seja em bancos relacionais, planilhas, arquivos, ou outras formas de armazenamento de dados. Por sua vez, a transformação visa tornar os dados aptos para a utilização. Assim, são utilizadas técnicas de limpeza, classificação 一 categóricos e contínuos 一, e normalização sobre os dados. Por fim, o carregamento dos dados dá um local de acesso ao consumidor dos dados (por exemplo, o cientista de dados). Exemplos de locais de acesso são API – </text:span><text:span text:style-name="T11">Application</text:span><text:span text:style-name="T9"> Programming Interface – e data warehouse. </text:span></text:p>
      <text:p text:style-name="P30"><text:span text:style-name="T9"><text:tab/>Um data warehouse é um banco de dados estruturado voltado para consultas avançadas, com grande quantidade de dados históricos e direcionado para suportar análises. Nele são centralizados uma grande quantidade de dados advindos de diferentes fontes que passaram pelo processo de ETL.</text:span></text:p>
      <text:p text:style-name="P30"><text:span text:style-name="T9"><text:tab/>Sendo uma etapa tão importante e que tem uma massa de dados que pode chegar à casa de terabytes, foram surgindo diferentes ferramentas que auxiliassem no processo de ETL. Assim, temos desde ferramentas open source a ferramentas proprietárias, mas todas voltadas para maximizar e melhorar as informações que são angariadas. Visando o uso de ferramentas open source para a execução do ETL, há uma ausência de estudos que comparem as diferentes soluções existentes, seus prós e contras, bem como quais cenários cada ferramenta é indicada.</text:span></text:p>
      <text:p text:style-name="P52"/>
      <text:p text:style-name="P52"/>
      <text:p text:style-name="P52"/>
      <text:p text:style-name="P52"/>
      <text:p text:style-name="P51"/>
      <text:h text:style-name="P13" text:outline-level="1"/>
      <text:h text:style-name="P10" text:outline-level="1"><text:bookmark-start text:name="__RefHeading___Toc3720_1625992954"/><text:bookmark-start text:name="_Toc492048814"/><text:span text:style-name="T22">2 </text:span><text:bookmark-end text:name="_Toc492048814"/><text:span text:style-name="T22">OBJETIVOS</text:span><text:bookmark-end text:name="__RefHeading___Toc3720_1625992954"/></text:h>
      <text:h text:style-name="P17" text:outline-level="2"/>
      <text:h text:style-name="Heading_20_3" text:outline-level="3"><text:bookmark-start text:name="__RefHeading___Toc3722_1625992954"/><text:bookmark-start text:name="_Toc492048815"/><text:span text:style-name="T24">2.1 O</text:span><text:span text:style-name="T16">bjetivo Geral</text:span><text:bookmark-end text:name="__RefHeading___Toc3722_1625992954"/><text:bookmark-end text:name="_Toc492048815"/></text:h>
      <text:p text:style-name="P51"/>
      <text:p text:style-name="P31"><text:span text:style-name="T9"><text:tab/>Desenvolver pipeline de dados via ELT para Big Data com ferramentas de integração de dados com enfoque em ciências humanas.</text:span></text:p>
      <text:h text:style-name="P18" text:outline-level="2"/>
      <text:h text:style-name="Heading_20_3" text:outline-level="3"><text:bookmark-start text:name="__RefHeading___Toc3724_1625992954"/><text:bookmark-start text:name="_Toc492048816"/><text:span text:style-name="T16">2.2 Objetivos Específicos</text:span><text:bookmark-end text:name="_Toc492048816"/><text:span text:style-name="T16"> </text:span><text:bookmark-end text:name="__RefHeading___Toc3724_1625992954"/></text:h>
      <text:p text:style-name="P49"/>
      <text:list xml:id="list651204115" text:style-name="WWNum1">
        <text:list-item>
          <text:p text:style-name="P32"><text:span text:style-name="T9">Desenvolver um processo de ELT aplicável e acessível</text:span></text:p>
        </text:list-item>
        <text:list-item>
          <text:p text:style-name="P32"><text:span text:style-name="T9">Armazenar em ambiente de </text:span><text:span text:style-name="T6">big data</text:span></text:p>
        </text:list-item>
        <text:list-item>
          <text:p text:style-name="P32"><text:span text:style-name="T9">Utilizar unicamente ferramentas open source</text:span></text:p>
        </text:list-item>
        <text:list-item>
          <text:p text:style-name="P32"><text:span text:style-name="T9">Integrar dados para que estejam apropriados para análise ou consumo final</text:span></text:p>
        </text:list-item>
      </text:list>
      <text:p text:style-name="P55"/>
      <text:h text:style-name="P14" text:outline-level="1"/>
      <text:h text:style-name="P11" text:outline-level="1"><text:bookmark-start text:name="__RefHeading___Toc3726_1625992954"/><text:span text:style-name="T23">3 FUNDAMENTAÇÃO TEÓRICA</text:span><text:bookmark-end text:name="__RefHeading___Toc3726_1625992954"/></text:h>
      <text:p text:style-name="P56"/>
      <text:h text:style-name="Heading_20_3" text:outline-level="3"><text:bookmark-start text:name="__RefHeading___Toc4329_1625992954"/>3.1 Engenharia de Dados<text:bookmark-end text:name="__RefHeading___Toc4329_1625992954"/></text:h>
      <text:p text:style-name="P56"/>
      <text:p text:style-name="P27"><text:span text:style-name="T7"><text:tab/>Entendida como uma subárea dentro da ciência de dados, a engenharia de dados é um campo que se consolida como sendo essencial em ambientes direcionados a dados, e que o cenário exige tratamento de grandes volumes de dados brutos e disponibilidade. </text:span></text:p>
      <text:p text:style-name="P27"><text:span text:style-name="T7"><text:tab/>O engenheiro de dados trabalha na garantia de que os dados coletados possam ir da fonte ao consumidor através de fluxos automáticos ou não, mas que facilitam o acesso aos dados.</text:span></text:p>
      <text:p text:style-name="P27"><text:span text:style-name="T7"><text:tab/>Como tal, espera-se que tenha conhecimento de banco de dados relacionais, não-relacionais, linguagem de programação, em especial SQL, entendam como otimizar e recuperar dados. Seu trabalho é direcionado de acordo com as regras para o qual desenvolve o pipeline, fluxo, de dados.</text:span></text:p>
      <text:p text:style-name="P27"><text:span text:style-name="T7"><text:tab/>WHITE (2018), observa que o engenheiro de dados pode se “encaixar” em três funções principais. A primeira, generalista, é responsável desde a aquisição de dados até a análise e visualização. A segunda é centralizada em pipeline, e trabalham juntamente com os cientistas de dados na utilização dos dados coletados. Por fim, há o que é centralizado no banco de dados, sua dedicação é concentrada no banco de dados analítico, trabalham com o desenvolvimento de esquemas, tabelas e com data warehouses.</text:span></text:p>
      <text:p text:style-name="P27"><text:span text:style-name="T7"><text:tab/>Tamir et all (2015) dizem que o engenheiro de dados “torna possível pegar uma grande quantidade de dados e traduzir em insights". Para eles, engenharia de dados, “(...) não é simplesmente sobre a manutenção de um repositório para grandes volumes de dados, mas é sobre criar possibilidades para todos, desde desenvolvedores, passando por cientistas de dados e chegando aos executivos”</text:span><text:span text:style-name="T7"><text:note text:id="ftn1" text:note-class="footnote"><text:note-citation>1</text:note-citation><text:note-body><text:p text:style-name="P5"><text:span text:style-name="T14">Tradução do autor</text:span></text:p></text:note-body></text:note></text:span><text:span text:style-name="T7">.</text:span></text:p>
      <text:p text:style-name="P27"><text:span text:style-name="T7"><text:tab/>Entre as atividades desempenhadas pelo engenheiro de dados, destaca-se a extração, transformação e carregamento de dados. Na bibliografia é comum encontrarmos a sigla em inglês ETL, – Extract, Transform, Load –, assim também a usaremos.</text:span></text:p>
      <text:p text:style-name="P56"/>
      <text:h text:style-name="Heading_20_3" text:outline-level="3"><text:bookmark-start text:name="__RefHeading___Toc4331_1625992954"/>3.2. ETL e ELT<text:bookmark-end text:name="__RefHeading___Toc4331_1625992954"/></text:h>
      <text:p text:style-name="P56"/>
      <text:p text:style-name="P27"><text:soft-page-break/><text:span text:style-name="T7"><text:tab/>O processo de ETL é a etapa em que os dados são extraídos da fonte inicial, seja elas um banco ou diversos bancos, com alta ou baixa granularidade, recebem então tratamento, se necessário, e é realizado o carregamento no repositório. </text:span></text:p>
      <text:p text:style-name="P27"><text:span text:style-name="T7"><text:tab/>A extração é a primeira fase do ETL. Nela é realizada a extração de diversas fontes de dados. As diferentes fontes têm características próprias que são gerenciadas e só então realiza-se a extração. Deve-se observar a estrutura das fontes para que possam ser ajustadas ao repositório que as receberá. Os dados são recuperados em sua forma crua, seja em bancos relacionais ou não, planilhas, arquivos, e assim por diante. É um processo que, por sua vez, pode ser separado em dois outros, a importação dos dados em si e a atualização dos dados periodicamente.</text:span></text:p>
      <text:p text:style-name="P27"><text:span text:style-name="T7"><text:tab/>Por sua vez, a transformação se ocupa em tornar os dados aptos para a utilização. Assim, são utilizadas técnicas de limpeza, classificação 一 categóricos e contínuos 一, e normalização sobre os dados. Assim sendo, tudo o que não condiz com o que é esperado passam por “um processo de exclusão ou tratamento de acordo com as regras de negócio da aplicação de destino, solucionando-as para garantir confiabilidade ao processo de ETL” (Lira Filho, 2013, p. 24). Dados também podem ser convertidos, padronizados e tipificados para se adequarem às regras de negócio observadas pelo engenheiro de dados.</text:span></text:p>
      <text:p text:style-name="P27"><text:span text:style-name="T7"><text:tab/>Por fim, a última fase do ETL, é o carregamento dos dados. Nela os dados são gravados em um repositório de destino que permite o acesso ao consumidor. No caso de um data warehouse, os dados são carregados em tabelas dimensão e tabelas fato, que fazem parte do cubo de dados OLAP.</text:span></text:p>
      <text:p text:style-name="P27"><text:span text:style-name="T7"><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inclusão de dados de acordo com a demanda e os questionamentos que o uso dos dados podem vir a dar suporte para responder. </text:span></text:p>
      <text:p text:style-name="P27"><text:span text:style-name="T7"><text:tab/>Com relação ao ETL há uma variação, o ELT, onde inverte-se a carga dos dados com a transformação. Nesse modelo, os dados são extraídos da fonte primária e carregados em uma base que aglutinará os diversos tipos de dados. Com os dados armazenados e acessíveis o sistema poderá então realizar as transformações e normalizações necessárias de modo mais otimizado, pois os dados estarão no mesmo ambiente.</text:span></text:p>
      <text:p text:style-name="P27"><text:soft-page-break/><text:span text:style-name="T7"><text:tab/>Em nosso estudo, nos ocuparemos de criar um pipeline de dados voltado para o primeiro tipo, ETL, não sendo então tratadas diretamente maneiras de trabalhar em um processo de ELT de dados, embora em muitas oportunidades poderão ser aplicadas as mesmas tratativas.</text:span></text:p>
      <text:p text:style-name="P27"><text:span text:style-name="T7"><text:tab/>O data warehouse será então o destino final dos dados processados pelo ETL, torna-se então importante entender o que é esse repositório a que nos referimos.</text:span></text:p>
      <text:p text:style-name="P56"/>
      <text:h text:style-name="Heading_20_3" text:outline-level="3"><text:bookmark-start text:name="__RefHeading___Toc4338_1625992954"/>3.3. Data Warehouse<text:bookmark-end text:name="__RefHeading___Toc4338_1625992954"/></text:h>
      <text:p text:style-name="P56"/>
      <text:p text:style-name="P27"><text:span text:style-name="T7"><text:tab/>Surgindo de um conceito acadêmico da década de 1980, o Data Warehouse , DW, vem suprir a necessidade de organizar e obter dados de bases transacionais, que realizam apenas a transação de inserir, atualizar e excluir nos bancos de dados relacionais, como registros de vendas de mercadorias, e favorecer a análise de dados de negócio ou criação de relatórios de gestão.</text:span></text:p>
      <text:p text:style-name="P27"><text:span text:style-name="T7"><text:tab/>O data warehouse é compreendido como parte de um planejamento para a organização eficiente dos dados e direcionado para dar suporte às estratégias empresariais. Os dados armazenados são mantidos por um longo período, permitindo que as análises desses dados, previamente consolidados, agrupados e indexados, possam ser estendidas na dimensão tempo. Proporciona o gerenciamento de um grande volume de dados que estariam, a princípio, dispersos em múltiplas fontes, sendo então centralizados, e a análise de dados coletados através de sistemas transacionais.</text:span></text:p>
      <text:p text:style-name="P27"><text:span text:style-name="T7"><text:tab/>Por sua vez, complementando no que se relaciona a análise de dados, o OLAP, Online Analytical Processing,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span></text:p>
      <text:p text:style-name="P27"><text:span text:style-name="T7"><text:tab/>Os DW são modelados pensando que o sistema está em constante crescimento e que os dados devem estar integrados, são orientados por assunto e posições históricas. Os dados não são atualizados ou excluídos no DW, mas apenas inseridos iterativamente. <text:s/>Os DW podem ser ainda divididos em data mart, que são subconjuntos voltados para um tema, assunto, específico</text:span></text:p>
      <text:p text:style-name="P27"><text:span text:style-name="T7"><text:tab/>As abordagens normalizada e dimensional são as mais usadas para o armazenamento. Na perspectiva normalizada as tabelas são agrupadas por “áreas temáticas que refletem </text:span><text:soft-page-break/><text:span text:style-name="T7">categorias de dados gerais” (RASLAN e CALAZANS, 2014, p.34). Já na perspectiva dimensional os dados são divididos em fatos, os dados numéricos da transação, e em dimensões, informações de referência que contextualizam os fatos.</text:span></text:p>
      <text:h text:style-name="P12" text:outline-level="1"><text:bookmark-start text:name="__RefHeading___Toc3730_1625992954"/><text:span text:style-name="T22">4 METODOLOGIA</text:span><text:bookmark-end text:name="__RefHeading___Toc3730_1625992954"/></text:h>
      <text:p text:style-name="P57"/>
      <text:h text:style-name="P12" text:outline-level="1"><text:bookmark-start text:name="__RefHeading___Toc3732_1625992954"/><text:span text:style-name="T22">5 DESENVOLVIMENTO</text:span><text:bookmark-end text:name="__RefHeading___Toc3732_1625992954"/></text:h>
      <text:h text:style-name="P12" text:outline-level="1"><text:bookmark-start text:name="__RefHeading___Toc3734_1625992954"/><text:span text:style-name="T22">6</text:span><text:bookmark-start text:name="_Toc492048817"/><text:span text:style-name="T22"> CONSIDERAÇÕES FINAIS</text:span><text:bookmark-end text:name="__RefHeading___Toc3734_1625992954"/><text:bookmark-end text:name="_Toc492048817"/></text:h>
      <text:p text:style-name="P52"/>
      <text:p text:style-name="P28"><text:span text:style-name="T9">Parte do texto que apresenta os resultados correspondentes aos objetivos ou hipóteses levantados na introdução. O mesmo se aplica se o resultado é a proposta de um produto ou processo. Descreve de forma resumida o que se aprendeu sobre o tema, até mesmo propostas para outros trabalhos referentes </text:span><text:bookmark text:name="_GoBack"/><text:span text:style-name="T9">ao assunto. <text:s/>Deve estar coerente com o desenvolvimento e relacionado à introdução. <text:s/>Pode ainda estabelecer relações com outros fatos referentes à mesma matéria. Em trabalhos acadêmicos, o termo Conclusão é substituído por Considerações Finai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h text:style-name="P15" text:outline-level="1"><text:bookmark-start text:name="__RefHeading___Toc3736_1625992954"/><text:bookmark-start text:name="_Toc492048818"/><text:soft-page-break/>REFERÊNCIAS<text:bookmark-end text:name="__RefHeading___Toc3736_1625992954"/><text:bookmark-end text:name="_Toc492048818"/></text:h>
      <text:p text:style-name="P47"/>
      <text:p text:style-name="P68"><text:span text:style-name="T12">EL-SAPPAGH, Shaker H. Ali; HENDAWI, Abdeltawab M. Ahmed; BASTAWISSY, Ali Hamed El. </text:span><text:span text:style-name="T3">A proposed model for data warehouse ETL processes</text:span><text:span text:style-name="T12">. Journal Of King Saud University - Computer And Information Sciences, [S.L.], v. 23, n. 2, p. 91-104, jul. 2011. Elsevier BV. Disponível em: https://www.sciencedirect.com/science/article/pii/S131915781100019X. Acesso em: 27 de maio de 2021.</text:span></text:p>
      <text:p text:style-name="P59"/>
      <text:p text:style-name="P68"><text:span text:style-name="T12">GARCIA, Marco. </text:span><text:span text:style-name="T3">Data Enginner ou Engenheiro de Dados - Conheça mais sobre</text:span><text:span text:style-name="T12">. Disponível em: https://www.cetax.com.br/blog/data-engineer-ou-engenheiro-de-dados/. Acesso em: 24 de maio de 2021.</text:span></text:p>
      <text:p text:style-name="P59"/>
      <text:p text:style-name="P68"><text:span text:style-name="T12">GOUVEIA, Roberta Macêdo Marques; FREITAS, Charles Nicollas Cavalcante. </text:span><text:span text:style-name="T3">Implementação de um Data Warehouse para Análise de Dados Abertos Governamentais da Educação à Distância</text:span><text:span text:style-name="T12">. Revista de Educação Ciência e Tecnologia, Canoas, v. 7, n. 2, 2018. Disponível em: https://periodicos.ifrs.edu.br/index.php/tear/article/view/3037/2112. Acesso em: 25 maio 2021.</text:span></text:p>
      <text:p text:style-name="P59"/>
      <text:p text:style-name="P68"><text:span text:style-name="T12">LIRA FILHO, Hermanny Alexandre dos Santos. </text:span><text:span text:style-name="T3">Análise comparativa das Ferramentas de ETL – Kettle e Talend</text:span><text:span text:style-name="T12">. 2013. 79 f. TCC (Graduação) - Curso de Bacharelado em Sistemas de Informação, Universidade Federal da Paraíba, Rio Tinto, 2013. Disponível em: https://repositorio.ufpb.br/jspui/handle/123456789/17132?locale=pt_BR. Acesso em: 29 maio de 2021.</text:span></text:p>
      <text:p text:style-name="P59"/>
      <text:p text:style-name="P68"><text:span text:style-name="T12">MICROSOFT. </text:span><text:span text:style-name="T3">Visão geral dos cubos OLAP do Service Manager para análise avançada</text:span><text:span text:style-name="T12">. 2018. Disponível em: https://docs.microsoft.com/pt-br/system-center/scsm/olap-cubes-overview?view=sc-sm-2019. Acesso em: 30 maio de 2021.</text:span></text:p>
      <text:p text:style-name="P59"/>
      <text:p text:style-name="P68"><text:span text:style-name="T12">RASLAN, Daniela Andrade; CALAZANS, Angélica Toffano Seidel. </text:span><text:span text:style-name="T3">Data Warehouse: conceitos e aplicações</text:span><text:span text:style-name="T12">. Universitas: Gestão e TI, Brasília, ago. 2014. Centro de Ensino Unificado de Brasília. Disponível em: https://www.researchgate.net/publication/287517542. Acesso em: 25 de maio 2021.</text:span></text:p>
      <text:p text:style-name="P59"/>
      <text:p text:style-name="P68"><text:span text:style-name="T12">SAS.</text:span><text:span text:style-name="T3"> ETL: o que é e qual sua importância?</text:span><text:span text:style-name="T12">. [20--]. Disponível em: https://www.sas.com/pt_br/insights/data-management/o-que-e-etl.html. Acesso em: 30 maio 2021.</text:span></text:p>
      <text:p text:style-name="P59"/>
      <text:p text:style-name="P68"><text:span text:style-name="T12">SENE, Allan. </text:span><text:span text:style-name="T3">O que faz um Engenheiro de Dados?</text:span><text:span text:style-name="T12">. 2018. Disponível em: https://medium.com/data-hackers/o-que-faz-um-engenheiro-de-dados-fdcb0bca966b. Acesso em: 25 de maio 2021.</text:span></text:p>
      <text:p text:style-name="P59"/>
      <text:p text:style-name="P68"><text:span text:style-name="T12">TAMIR, Mike; MILLER, Steven; GAGLIARDI, Alessandro.</text:span><text:span text:style-name="T3"> The Data Engineer</text:span><text:span text:style-name="T12">. Ssrn Electronic Journal, [S.L.], 2015. Elsevier BV. Disponível em: https://papers.ssrn.com/sol3/papers.cfm?abstract_id=2762013. Acesso em: 29 maio 2021.</text:span></text:p>
      <text:p text:style-name="P59"/>
      <text:p text:style-name="P68"><text:span text:style-name="T12">WHITE, Sarah K.. </text:span><text:span text:style-name="T3">O que é e o que faz um engenheiro de dados?</text:span><text:span text:style-name="T12">.</text:span><text:span text:style-name="T3"> </text:span><text:span text:style-name="T12">2018. Disponível em: https://cio.com.br/tendencias/o-que-e-e-o-que-faz-um-engenheiro-de-dados/. Acesso em: 24 de maio 2021.</text:span></text:p>
      <text:p text:style-name="P48"><text:soft-page-break/></text:p>
      <text:p text:style-name="P58"/>
      <text:p text:style-name="P47"/>
      <text:p text:style-name="P69"/>
      <text:p text:style-name="P69"/>
      <text:p text:style-name="P71"/>
      <text:h text:style-name="P16"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pt" fo:country="B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in" fo:margin-bottom="0in" style:contextual-spacing="false" fo:line-height="150%" fo:keep-together="always" fo:keep-with-next="always"/>
      <style:text-properties fo:text-transform="uppercase"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139in" fo:margin-bottom="0in" style:contextual-spacing="false" fo:keep-together="always" fo:keep-with-next="always"/>
      <style:text-properties fo:text-transform="uppercase" style:font-name="Times New Roman" fo:font-family="'Times New Roman'"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in" fo:margin-bottom="0in" style:contextual-spacing="false" fo:line-height="150%" fo:keep-together="always"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Título"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2957in" fo:margin-right="0in" fo:margin-top="0in" fo:margin-bottom="0.0693in" style:contextual-spacing="false" fo:text-indent="-0.2957in" style:auto-text-indent="false">
        <style:tab-stops>
          <style:tab-stop style:position="6.2925in" style:type="right" style:leader-style="dotted" style:leader-text="."/>
        </style:tab-stops>
      </style:paragraph-properties>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Cabeçalho_20_e_20_Rodapé" style:display-name="Cabeçalho e Rodapé"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rpo_20_de_20_texto_20_ok" style:display-name="Corpo de texto ok" style:family="paragraph" style:parent-style-name="Standard" style:default-outline-level="">
      <style:paragraph-properties fo:margin-left="0in" fo:margin-right="0in" fo:margin-top="0in" fo:margin-bottom="0in" style:contextual-spacing="false" fo:line-height="150%" fo:text-align="justify" style:justify-single-word="false" fo:text-indent="0.49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1665in" fo:margin-bottom="0in" style:contextual-spacing="false" fo:line-height="108%"/>
      <style:text-properties fo:font-variant="normal" fo:text-transform="none" fo:color="#365f91" loext:opacity="100%"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onteúdo_20_do_20_quadro" style:display-name="Conteúdo do quadro" style:family="paragraph" style:parent-style-name="Standard" style:default-outline-level=""/>
    <style:style style:name="Subtitle" style:family="paragraph" style:parent-style-name="Título"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Link_20_da_20_Internet" style:display-name="Link da Internet"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ínculo_20_de_20_índice" style:display-name="Vínculo de índice" style:family="text"/>
    <style:style style:name="Caracteres_20_de_20_nota_20_de_20_rodapé" style:display-name="Caracteres de nota de rodapé" style:family="text"/>
    <style:style style:name="Âncora_20_da_20_nota_20_de_20_rodapé" style:display-name="Âncora da nota de rodapé" style:family="text">
      <style:text-properties style:text-position="super 58%"/>
    </style:style>
    <style:style style:name="Âncora_20_da_20_nota_20_de_20_fim" style:display-name="Âncora da nota de fim" style:family="text">
      <style:text-properties style:text-position="super 58%"/>
    </style:style>
    <style:style style:name="Caracteres_20_de_20_nota_20_de_20_fim" style:display-name="Caracteres de nota de fim" style:family="text"/>
    <style:style style:name="Marca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text:p text:style-name="MP2"/>
      </style:header>
    </style:master-page>
    <style:master-page style:name="Converted2" style:page-layout-name="Mpm2" draw:style-name="Mdp1">
      <style:header>
        <text:p text:style-name="MP1"/>
        <text:p text:style-name="MP2"/>
      </style:header>
    </style:master-page>
    <style:master-page style:name="Converted3" style:page-layout-name="Mpm2" draw:style-name="Mdp1">
      <style:header>
        <text:p text:style-name="MP1"/>
        <text:p text:style-name="MP2"/>
      </style:header>
    </style:master-page>
    <style:master-page style:name="Converted4" style:page-layout-name="Mpm2" draw:style-name="Mdp1">
      <style:header>
        <text:p text:style-name="MP1"/>
        <text:p text:style-name="MP2"/>
      </style:header>
    </style:master-page>
    <style:master-page style:name="Converted5" style:page-layout-name="Mpm2" draw:style-name="Mdp1">
      <style:header>
        <text:p text:style-name="MP1"><text:page-number text:select-page="current">26</text:page-number></text:p>
        <text:p text:style-name="Header"/>
      </style:header>
    </style:master-page>
    <style:master-page style:name="Converted6" style:page-layout-name="Mpm3" draw:style-name="Mdp1" style:next-style-name="Converted4"/>
    <style:master-page style:name="Converted7" style:page-layout-name="Mpm1" draw:style-name="Mdp1" style:next-style-name="Converted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27T21:55:00</meta:creation-date>
    <meta:initial-creator>Rosana da Silva Gomes</meta:initial-creator>
    <dc:language>pt-BR</dc:language>
    <meta:print-date>2017-08-30T20:57:00</meta:print-date>
    <dc:date>2021-10-07T07:47:43.173000000</dc:date>
    <meta:editing-cycles>24</meta:editing-cycles>
    <meta:editing-duration>PT1H48M35S</meta:editing-duration>
    <meta:generator>LibreOffice/7.2.1.2$Windows_X86_64 LibreOffice_project/87b77fad49947c1441b67c559c339af8f3517e22</meta:generator>
    <meta:document-statistic meta:table-count="0" meta:image-count="0" meta:object-count="0" meta:page-count="27" meta:paragraph-count="132" meta:word-count="2569" meta:character-count="17951" meta:non-whitespace-character-count="15344"/>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